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C4000000C48EC68D7FE14699B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color="#892506" style:font-name="DejaVu Sans" fo:font-size="14pt" fo:language="en" fo:country="US" officeooo:rsid="0020d4b6" officeooo:paragraph-rsid="00224afc" fo:background-color="transparent" style:font-size-asian="14pt" style:font-size-complex="14pt"/>
    </style:style>
    <style:style style:name="P2" style:family="paragraph" style:parent-style-name="Standard">
      <style:text-properties fo:color="#892506" style:font-name="DejaVu Sans" fo:font-size="12pt" fo:language="en" fo:country="US" officeooo:rsid="0020d4b6" officeooo:paragraph-rsid="00224afc" fo:background-color="transparent" style:font-size-asian="12pt" style:font-size-complex="12pt"/>
    </style:style>
    <style:style style:name="P3" style:family="paragraph" style:parent-style-name="Footer">
      <style:paragraph-properties fo:text-align="center" style:justify-single-word="false"/>
      <style:text-properties officeooo:rsid="00224afc" officeooo:paragraph-rsid="00224afc"/>
    </style:style>
    <style:style style:name="P4" style:family="paragraph" style:parent-style-name="Footer">
      <style:paragraph-properties fo:text-align="center" style:justify-single-word="false"/>
      <style:text-properties fo:font-size="10.5pt" fo:language="en" fo:country="US" officeooo:rsid="00224afc" officeooo:paragraph-rsid="00256d28" style:font-size-asian="10.5pt" style:font-size-complex="10.5pt"/>
    </style:style>
    <style:style style:name="P5" style:family="paragraph" style:parent-style-name="Text_20_body">
      <style:text-properties officeooo:rsid="00a2dd26" officeooo:paragraph-rsid="00a2dd26"/>
    </style:style>
    <style:style style:name="P6" style:family="paragraph" style:parent-style-name="Text_20_body">
      <style:text-properties fo:language="en" fo:country="US" officeooo:rsid="00a2dd26" officeooo:paragraph-rsid="00a2dd26"/>
    </style:style>
    <style:style style:name="P7" style:family="paragraph" style:parent-style-name="Text_20_body">
      <style:text-properties fo:language="en" fo:country="US" officeooo:rsid="00a2dd26" officeooo:paragraph-rsid="00a494c7"/>
    </style:style>
    <style:style style:name="P8" style:family="paragraph" style:parent-style-name="Text_20_body">
      <style:text-properties fo:language="en" fo:country="US" officeooo:rsid="00a2ea5d" officeooo:paragraph-rsid="00a2ea5d"/>
    </style:style>
    <style:style style:name="P9" style:family="paragraph" style:parent-style-name="Text_20_body">
      <style:text-properties fo:language="en" fo:country="US" officeooo:rsid="00a4f8be" officeooo:paragraph-rsid="00a4f8be"/>
    </style:style>
    <style:style style:name="P10" style:family="paragraph" style:parent-style-name="Text_20_body">
      <style:text-properties fo:language="en" fo:country="US" officeooo:rsid="00a5205d" officeooo:paragraph-rsid="00a5205d"/>
    </style:style>
    <style:style style:name="P11" style:family="paragraph" style:parent-style-name="Text_20_body">
      <style:text-properties fo:language="en" fo:country="US" fo:font-weight="bold" officeooo:rsid="00a2ea5d" officeooo:paragraph-rsid="00a2ea5d" style:font-weight-asian="bold" style:font-weight-complex="bold"/>
    </style:style>
    <style:style style:name="P12" style:family="paragraph" style:parent-style-name="Text_20_body">
      <style:text-properties fo:language="en" fo:country="US" officeooo:rsid="00a564c5" officeooo:paragraph-rsid="00a564c5"/>
    </style:style>
    <style:style style:name="P13" style:family="paragraph" style:parent-style-name="Text_20_body">
      <style:text-properties fo:language="en" fo:country="US" officeooo:rsid="00a897cf" officeooo:paragraph-rsid="00a897cf"/>
    </style:style>
    <style:style style:name="P14" style:family="paragraph" style:parent-style-name="Text_20_body">
      <style:text-properties officeooo:paragraph-rsid="00a494c7"/>
    </style:style>
    <style:style style:name="P15" style:family="paragraph" style:parent-style-name="Text_20_body">
      <style:text-properties officeooo:paragraph-rsid="00a4f8be"/>
    </style:style>
    <style:style style:name="P16" style:family="paragraph" style:parent-style-name="Text_20_body">
      <style:text-properties officeooo:rsid="00a564c5" officeooo:paragraph-rsid="00a564c5"/>
    </style:style>
    <style:style style:name="P17" style:family="paragraph" style:parent-style-name="Text_20_body">
      <style:text-properties officeooo:paragraph-rsid="00a6e26d"/>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rsid="00a897cf" officeooo:paragraph-rsid="00a897cf"/>
    </style:style>
    <style:style style:name="P20" style:family="paragraph" style:parent-style-name="Text_20_body">
      <style:text-properties officeooo:rsid="00aa98ad" officeooo:paragraph-rsid="00aa98ad"/>
    </style:style>
    <style:style style:name="P21" style:family="paragraph" style:parent-style-name="Text_20_body">
      <style:text-properties officeooo:rsid="00ab579a" officeooo:paragraph-rsid="00ab579a"/>
    </style:style>
    <style:style style:name="P22" style:family="paragraph" style:parent-style-name="Text_20_body">
      <style:text-properties officeooo:paragraph-rsid="00a2dd26"/>
    </style:style>
    <style:style style:name="P23" style:family="paragraph" style:parent-style-name="Text_20_body">
      <style:text-properties officeooo:rsid="00b1fd8b" officeooo:paragraph-rsid="00b1fd8b"/>
    </style:style>
    <style:style style:name="P24" style:family="paragraph" style:parent-style-name="Text_20_body">
      <style:text-properties officeooo:rsid="00b3d052" officeooo:paragraph-rsid="00b3d052"/>
    </style:style>
    <style:style style:name="P25" style:family="paragraph" style:parent-style-name="Text_20_body">
      <style:paragraph-properties fo:padding="0.49mm" fo:border="0.06pt solid #000000" style:shadow="none"/>
      <style:text-properties fo:language="en" fo:country="US" officeooo:rsid="00a2ea5d" officeooo:paragraph-rsid="00a2ea5d"/>
    </style:style>
    <style:style style:name="P26" style:family="paragraph" style:parent-style-name="Text_20_body" style:list-style-name="L1">
      <style:text-properties officeooo:rsid="00a897cf" officeooo:paragraph-rsid="00a897cf"/>
    </style:style>
    <style:style style:name="P27" style:family="paragraph" style:parent-style-name="Text_20_body" style:list-style-name="L1">
      <style:text-properties officeooo:rsid="00a91d5b" officeooo:paragraph-rsid="00a91d5b"/>
    </style:style>
    <style:style style:name="P28" style:family="paragraph" style:parent-style-name="Text_20_body" style:list-style-name="L2">
      <style:text-properties officeooo:rsid="00aa98ad" officeooo:paragraph-rsid="00aa98ad"/>
    </style:style>
    <style:style style:name="P29" style:family="paragraph" style:parent-style-name="Text_20_body" style:list-style-name="L2">
      <style:text-properties officeooo:rsid="00aa98ad" officeooo:paragraph-rsid="00ab26f3"/>
    </style:style>
    <style:style style:name="P30" style:family="paragraph" style:parent-style-name="Text_20_body">
      <style:text-properties officeooo:rsid="00aa98ad" officeooo:paragraph-rsid="00aa98ad"/>
    </style:style>
    <style:style style:name="P31" style:family="paragraph" style:parent-style-name="Text_20_body" style:list-style-name="L2">
      <style:text-properties officeooo:rsid="00ab26f3" officeooo:paragraph-rsid="00ab26f3"/>
    </style:style>
    <style:style style:name="P32" style:family="paragraph" style:parent-style-name="Text_20_body" style:list-style-name="L3">
      <style:text-properties officeooo:rsid="00ab579a" officeooo:paragraph-rsid="00ab579a"/>
    </style:style>
    <style:style style:name="P33" style:family="paragraph" style:parent-style-name="Text_20_body">
      <style:text-properties officeooo:rsid="00b4732a" officeooo:paragraph-rsid="00b4732a"/>
    </style:style>
    <style:style style:name="P34" style:family="paragraph" style:parent-style-name="Text_20_body">
      <style:text-properties officeooo:rsid="00b558d2" officeooo:paragraph-rsid="00b558d2"/>
    </style:style>
    <style:style style:name="P35" style:family="paragraph" style:parent-style-name="Text_20_body" style:list-style-name="L4">
      <style:text-properties officeooo:rsid="00b558d2" officeooo:paragraph-rsid="00b558d2"/>
    </style:style>
    <style:style style:name="P36" style:family="paragraph" style:parent-style-name="Text_20_body">
      <style:text-properties officeooo:rsid="00b73839" officeooo:paragraph-rsid="00b73839"/>
    </style:style>
    <style:style style:name="P37" style:family="paragraph" style:parent-style-name="Text_20_body" style:list-style-name="L5">
      <style:text-properties officeooo:rsid="00b73839" officeooo:paragraph-rsid="00b73839"/>
    </style:style>
    <style:style style:name="P38" style:family="paragraph" style:parent-style-name="Text_20_body" style:list-style-name="L6">
      <style:text-properties officeooo:rsid="00b73839" officeooo:paragraph-rsid="00b73839"/>
    </style:style>
    <style:style style:name="P39" style:family="paragraph" style:parent-style-name="Text_20_body" style:list-style-name="L5">
      <style:text-properties officeooo:paragraph-rsid="00b73839"/>
    </style:style>
    <style:style style:name="P40" style:family="paragraph" style:parent-style-name="Text_20_body">
      <style:text-properties officeooo:rsid="00b83672" officeooo:paragraph-rsid="00b83672"/>
    </style:style>
    <style:style style:name="P41" style:family="paragraph" style:parent-style-name="Title" style:list-style-name=""/>
    <style:style style:name="P42" style:family="paragraph" style:parent-style-name="Heading_20_2">
      <style:text-properties officeooo:paragraph-rsid="00a4f8be"/>
    </style:style>
    <style:style style:name="P43" style:family="paragraph" style:parent-style-name="Heading_20_2">
      <style:text-properties officeooo:rsid="00a6e26d" officeooo:paragraph-rsid="00a6e26d"/>
    </style:style>
    <style:style style:name="P44" style:family="paragraph" style:parent-style-name="Heading_20_3">
      <style:text-properties officeooo:rsid="00a564c5" officeooo:paragraph-rsid="00a564c5"/>
    </style:style>
    <style:style style:name="P45" style:family="paragraph" style:parent-style-name="Heading_20_3">
      <style:text-properties officeooo:rsid="00ab579a" officeooo:paragraph-rsid="00ab579a"/>
    </style:style>
    <style:style style:name="P46" style:family="paragraph" style:parent-style-name="Heading_20_3">
      <style:text-properties officeooo:rsid="00b1fd8b" officeooo:paragraph-rsid="00b1fd8b"/>
    </style:style>
    <style:style style:name="P47" style:family="paragraph" style:parent-style-name="Heading_20_3">
      <style:text-properties officeooo:rsid="00ae02c7" officeooo:paragraph-rsid="00ae02c7"/>
    </style:style>
    <style:style style:name="P48" style:family="paragraph" style:parent-style-name="Heading_20_3">
      <style:text-properties officeooo:rsid="00b4732a" officeooo:paragraph-rsid="00b4732a"/>
    </style:style>
    <style:style style:name="P49" style:family="paragraph" style:parent-style-name="Heading_20_3">
      <style:text-properties officeooo:rsid="00b83672" officeooo:paragraph-rsid="00b83672"/>
    </style:style>
    <style:style style:name="P50" style:family="paragraph" style:parent-style-name="Heading_20_3">
      <style:paragraph-properties fo:break-before="page"/>
    </style:style>
    <style:style style:name="T1" style:family="text">
      <style:text-properties fo:font-size="10.5pt" fo:language="en" fo:country="US" style:font-size-asian="10.5pt" style:font-size-complex="10.5pt"/>
    </style:style>
    <style:style style:name="T2" style:family="text">
      <style:text-properties fo:font-size="10.5pt" fo:language="en" fo:country="US" style:text-underline-style="none" style:font-size-asian="10.5pt" style:font-size-complex="10.5pt"/>
    </style:style>
    <style:style style:name="T3" style:family="text">
      <style:text-properties officeooo:rsid="00256d28"/>
    </style:style>
    <style:style style:name="T4" style:family="text">
      <style:text-properties officeooo:rsid="0027fcbd"/>
    </style:style>
    <style:style style:name="T5" style:family="text">
      <style:text-properties officeooo:rsid="00a2dd26"/>
    </style:style>
    <style:style style:name="T6" style:family="text">
      <style:text-properties fo:language="en" fo:country="US"/>
    </style:style>
    <style:style style:name="T7" style:family="text">
      <style:text-properties fo:language="en" fo:country="US" officeooo:rsid="00a15d16"/>
    </style:style>
    <style:style style:name="T8" style:family="text">
      <style:text-properties fo:language="en" fo:country="US" officeooo:rsid="00a2dd26"/>
    </style:style>
    <style:style style:name="T9" style:family="text">
      <style:text-properties fo:language="en" fo:country="US" officeooo:rsid="00ae02c7"/>
    </style:style>
    <style:style style:name="T10" style:family="text">
      <style:text-properties officeooo:rsid="00a4f8be"/>
    </style:style>
    <style:style style:name="T11" style:family="text">
      <style:text-properties officeooo:rsid="00a5205d"/>
    </style:style>
    <style:style style:name="T12" style:family="text">
      <style:text-properties officeooo:rsid="00a564c5"/>
    </style:style>
    <style:style style:name="T13" style:family="text">
      <style:text-properties officeooo:rsid="00a897cf"/>
    </style:style>
    <style:style style:name="T14" style:family="text">
      <style:text-properties officeooo:rsid="00a91d5b"/>
    </style:style>
    <style:style style:name="T15" style:family="text">
      <style:text-properties officeooo:rsid="00aa98ad"/>
    </style:style>
    <style:style style:name="T16" style:family="text">
      <style:text-properties officeooo:rsid="00ab26f3"/>
    </style:style>
    <style:style style:name="T17" style:family="text">
      <style:text-properties officeooo:rsid="00b09d58"/>
    </style:style>
    <style:style style:name="T18" style:family="text">
      <style:text-properties officeooo:rsid="00b1fd8b"/>
    </style:style>
    <style:style style:name="T19" style:family="text">
      <style:text-properties officeooo:rsid="00b3d052"/>
    </style:style>
    <style:style style:name="T20" style:family="text">
      <style:text-properties officeooo:rsid="00b4732a"/>
    </style:style>
    <style:style style:name="T21" style:family="text">
      <style:text-properties officeooo:rsid="00b73839"/>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2mm" fo:text-indent="-6.35mm" fo:margin-left="14.0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mm" fo:text-indent="-6.35mm" fo:margin-left="20.3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mm" fo:text-indent="-6.35mm" fo:margin-left="26.7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mm" fo:text-indent="-6.35mm" fo:margin-left="33.0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mm" fo:text-indent="-6.35mm" fo:margin-left="39.4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mm" fo:text-indent="-6.35mm" fo:margin-left="45.7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mm" fo:text-indent="-6.35mm" fo:margin-left="52.1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mm" fo:text-indent="-6.35mm" fo:margin-left="58.4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mm" fo:text-indent="-6.35mm" fo:margin-left="64.8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mm" fo:text-indent="-6.35mm" fo:margin-left="71.17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OpenAirInterface <text:span text:style-name="T19">for SystemX</text:span></text:p>
      <text:list xml:id="list1781752611" text:style-name="Outline">
        <text:list-item>
          <text:h text:style-name="Heading_20_1" text:outline-level="1" text:restart-numbering="true" text:start-value="-1"><text:span text:style-name="T10">Source code, </text:span>Compilation</text:h>
          <text:list>
            <text:list-item>
              <text:h text:style-name="P42" text:outline-level="2">How to use Openairinterface source code</text:h>
            </text:list-item>
          </text:list>
        </text:list-item>
      </text:list>
      <text:p text:style-name="P15">...</text:p>
      <text:list xml:id="list123939352450630" text:continue-numbering="true" text:style-name="Outline">
        <text:list-item>
          <text:list>
            <text:list-item>
              <text:h text:style-name="P43" text:outline-level="2">Terminology</text:h>
            </text:list-item>
          </text:list>
        </text:list-item>
      </text:list>
      <text:p text:style-name="P17"><text:span text:style-name="Strong_20_Emphasis"><text:span text:style-name="T13">This document use the 5G terminology</text:span></text:span></text:p>
      <text:p text:style-name="P17"><text:span text:style-name="Strong_20_Emphasis">Central Unit (CU): </text:span>It is a logical node that includes the gNB functions like Transfer of user data, Mobility control, Radio access network sharing, Positioning, Session Management etc., except those functions allocated exclusively to the DU. CU controls the operation of DUs over front-haul (Fs) interface. A central unit (CU) may also be known as BBU/REC/RCC/C-RAN/V-RAN/<text:span text:style-name="T17">VNF</text:span></text:p>
      <text:p text:style-name="P18"><text:span text:style-name="Strong_20_Emphasis">Distributed Unit (DU):</text:span> This logical node includes a subset of the gNB functions, depending on the functional split option. Its operation is controlled by the CU. Distributed Unit (DU) also known with other names like RRH/RRU/RE/RU/<text:span text:style-name="T17">PNF</text:span>.</text:p>
      <text:p text:style-name="P18"/>
      <text:p text:style-name="P19">In OpenAir code, the terminology is often RU and BBU.</text:p>
      <text:list xml:id="list123940279953797" text:continue-numbering="true" text:style-name="Outline">
        <text:list-item>
          <text:h text:style-name="Heading_20_1" text:outline-level="1">Usage</text:h>
          <text:list>
            <text:list-item>
              <text:h text:style-name="Heading_20_2" text:outline-level="2">EPC <text:span text:style-name="T5">and general environment</text:span></text:h>
              <text:list>
                <text:list-item>
                  <text:h text:style-name="Heading_20_3" text:outline-level="3">OAI EPC</text:h>
                </text:list-item>
              </text:list>
            </text:list-item>
          </text:list>
        </text:list-item>
      </text:list>
      <text:p text:style-name="P6">Use the stable OAI EPC, that can run in one machine (VM or <text:span text:style-name="T10">standalone</text:span>) </text:p>
      <text:p text:style-name="P5"><text:span text:style-name="T6">Draft description: </text:span><text:a xlink:type="simple" xlink:href="https://open-cells.com/index.php/2017/08/22/all-in-one-openairinterface-august-22nd/" text:style-name="Internet_20_link" text:visited-style-name="Visited_20_Internet_20_Link"><text:span text:style-name="T6">https://open-cells.com/index.php/2017/08/22/all-in-one-openairinterface-august-22nd/</text:span></text:a></text:p>
      <text:list xml:id="list123939259021838" text:continue-numbering="true" text:style-name="Outline">
        <text:list-item>
          <text:list>
            <text:list-item>
              <text:h text:style-name="Heading_20_2" text:outline-level="2">Standalone <text:span text:style-name="T5">4G</text:span></text:h>
            </text:list-item>
          </text:list>
        </text:list-item>
      </text:list>
      <text:p text:style-name="P6">EPC+eNB on one machine, the UE can be commercial or OAI UE.</text:p>
      <text:list xml:id="list123940165276735" text:continue-numbering="true" text:style-name="Outline">
        <text:list-item>
          <text:list>
            <text:list-item>
              <text:list>
                <text:list-item>
                  <text:h text:style-name="Heading_20_3" text:outline-level="3">USRP B210</text:h>
                </text:list-item>
              </text:list>
            </text:list-item>
          </text:list>
        </text:list-item>
      </text:list>
      <text:p text:style-name="P6">Main current issue: traffic is good only on coaxial link between UE and eNB (probably power management issue).</text:p>
      <text:p text:style-name="P6"/>
      <text:p text:style-name="P8"/>
      <text:list xml:id="list123939623309871" text:continue-numbering="true" text:style-name="Outline">
        <text:list-item>
          <text:list>
            <text:list-item>
              <text:list>
                <text:list-item>
                  <text:h text:style-name="P50" text:outline-level="3">Simulated RF</text:h>
                </text:list-item>
              </text:list>
            </text:list-item>
          </text:list>
        </text:list-item>
      </text:list>
      <text:p text:style-name="P9">Running eNB+UE both OAI can be done over a virtual RF link.</text:p>
      <text:p text:style-name="P9">The UE current status is that <text:span text:style-name="T11">threads synchronization is implicit in some cases. As the RF simulator is very quick, a “sleep()” is required in the UE main loop</text:span></text:p>
      <text:p text:style-name="P10">(line 1744, targets/RT/USER/lte-ue.c).</text:p>
      <text:p text:style-name="P8">Running also the UE in the same machine is possible with simulated RF.</text:p>
      <text:p text:style-name="P10">Running in same machine is simpler, offers about infinite speed for virtual RF samples transmission.</text:p>
      <text:p text:style-name="P8">A specific configuration is required because the EPC Sgi interface has the same IP tunnel end point as the UE.</text:p>
      <text:p text:style-name="P8">So, we have to create a network namespace for the UE and to route data in/out of the namespace.</text:p>
      <text:p text:style-name="P8"/>
      <text:p text:style-name="P25">ip netns delete aNameSpace 2&gt; /dev/null</text:p>
      <text:p text:style-name="P25">ip link delete v-eth1 2&gt; /dev/null</text:p>
      <text:p text:style-name="P25"/>
      <text:p text:style-name="P25">ip netns add aNameSpace</text:p>
      <text:p text:style-name="P25">ip link add v-eth1 type veth peer name v-peer1</text:p>
      <text:p text:style-name="P25">ip link set v-peer1 netns aNameSpace</text:p>
      <text:p text:style-name="P25">ip addr add 10.200.1.1/24 dev v-eth1</text:p>
      <text:p text:style-name="P25">ip link set v-eth1 up</text:p>
      <text:p text:style-name="P25">iptables -t nat -A POSTROUTING -s 10.200.1.0/255.255.255.0 -o enp0s31f6 -j MASQUERADE</text:p>
      <text:p text:style-name="P25">iptables -A FORWARD -i enp0s31f6 -o v-eth1 -j ACCEPT</text:p>
      <text:p text:style-name="P25">iptables -A FORWARD -o enp0s31f6 -i v-eth1 -j ACCEPT</text:p>
      <text:p text:style-name="P25"/>
      <text:p text:style-name="P25">ip netns exec aNameSpace ip link set dev lo up</text:p>
      <text:p text:style-name="P25">ip netns exec aNameSpace ip addr add 10.200.1.2/24 dev v-peer1</text:p>
      <text:p text:style-name="P25">ip netns exec aNameSpace ip link set v-peer1 up</text:p>
      <text:p text:style-name="P25">ip netns exec aNameSpace bash</text:p>
      <text:p text:style-name="P8">After the last command, the Linux shell is in the new namespace, ready to run the UE.</text:p>
      <text:p text:style-name="P8">To make user plan traffic, the traffic generator has to run in the same namespace</text:p>
      <text:p text:style-name="P25">ip netns exec aNameSpace bash</text:p>
      <text:p text:style-name="P8"><text:soft-page-break/>The traffic genenrator has to specify the interface: </text:p>
      <text:p text:style-name="P25">route add default oaitun_ue1</text:p>
      <text:p text:style-name="P8">or specify the outgoing route in the traffic generator (like option “-I” in ping command).</text:p>
      <text:list xml:id="list123939609781036" text:continue-numbering="true" text:style-name="Outline">
        <text:list-item>
          <text:list>
            <text:list-item>
              <text:h text:style-name="Heading_20_2" text:outline-level="2"><text:span text:style-name="T12">S</text:span>plit 6 DL <text:span text:style-name="T5">4G</text:span></text:h>
            </text:list-item>
          </text:list>
        </text:list-item>
      </text:list>
      <text:p text:style-name="P12">The contract describes to reuse the uplink existing if4p5 and to develop is this work the downlink “functional split 6”.</text:p>
      <text:p text:style-name="P12">The customer required <text:span text:style-name="T18">af</text:span>ter signature to develop also the uplink functional split 6. This is accepted, as long as the whole work is research with no delivery completeness <text:span text:style-name="T18">warranty</text:span>.</text:p>
      <text:list xml:id="list123938708459137" text:continue-numbering="true" text:style-name="Outline">
        <text:list-item>
          <text:list>
            <text:list-item>
              <text:list>
                <text:list-item>
                  <text:h text:style-name="P44" text:outline-level="3">Simulation</text:h>
                </text:list-item>
              </text:list>
            </text:list-item>
          </text:list>
        </text:list-item>
      </text:list>
      <text:p text:style-name="P16">To be able to verify the new features and to help in all future developments, Open Cells added and improved the Rf board simulator during this contract.</text:p>
      <text:p text:style-name="P16">We added the channel modeling simulation, that offer to simulate various 3GPP defined channels.</text:p>
      <text:list xml:id="list123938596512099" text:continue-numbering="true" text:style-name="Outline">
        <text:list-item>
          <text:list>
            <text:list-item>
              <text:list>
                <text:list-item>
                  <text:h text:style-name="P44" text:outline-level="3">Main loop <text:span text:style-name="T20">cleanup</text:span></text:h>
                </text:list-item>
              </text:list>
            </text:list-item>
          </text:list>
        </text:list-item>
      </text:list>
      <text:p text:style-name="P16">The main log is in RF simulator is in</text:p>
      <text:p text:style-name="P16"><text:s/>targets/RT/USER/lte-ru.c and targets/RT/USER/lte-enb.c</text:p>
      <text:p text:style-name="P16">As this piece of SW is very complex and doesn’t meet our goals (functional split 6), a cleaned version replaces these 2 files in executables/ocp-main.c (openair1/SCHED/prach_procedures.c is also replaced by this new file as it only launching the RACH actual work in a way not compatible with our <text:s/>FS6).</text:p>
      <text:p text:style-name="P16">The main loop cadences the I/Q samples reception, signal processing and I/Q samples sending.</text:p>
      <text:p text:style-name="P16">The main loop uses extensively function pointers to call the right processing function depending on the split case.</text:p>
      <text:p text:style-name="P16">This is enough for RF board dialog, but the FS6 is higher in SW layers, we need to cut higher functions inside downlink and uplink procedures.</text:p>
      <text:list xml:id="list123940184405339" text:continue-numbering="true" text:style-name="Outline">
        <text:list-item>
          <text:list>
            <text:list-item>
              <text:list>
                <text:list-item>
                  <text:h text:style-name="P49" text:outline-level="3">General design of the FS6 split</text:h>
                </text:list-item>
              </text:list>
            </text:list-item>
          </text:list>
        </text:list-item>
      </text:list>
      <text:p text:style-name="P40">A transport layer allows to send/receive blocks of data. It uses a compact header to enable multi-UDP packets association</text:p>
      <text:p text:style-name="P40">This transport is used by CU and DU in each direction: UL and DL.</text:p>
      <text:p text:style-name="P40">The CU/DU adds a second header in each UDP packet to make redundancy of information that is mandatory for the whole subframe.</text:p>
      <text:p text:style-name="P40">It adds then data per UE in each packet (if one packet is lost, the received <text:soft-page-break/>paquets can be processed).</text:p>
      <text:p text:style-name="P40">All headers are in split_headers.h file.</text:p>
      <text:list xml:id="list123940521906442" text:continue-numbering="true" text:style-name="Outline">
        <text:list-item>
          <text:list>
            <text:list-item>
              <text:list>
                <text:list-item>
                  <text:h text:style-name="P48" text:outline-level="3">Main loops for FS6 CU and DU</text:h>
                </text:list-item>
              </text:list>
            </text:list-item>
          </text:list>
        </text:list-item>
      </text:list>
      <text:p text:style-name="P33">The source is in <text:span text:style-name="T12">executables/main-fs6.c</text:span></text:p>
      <text:p text:style-name="P34">Cu_fs6() and du_fs6() are the two main loops.</text:p>
      <text:p text:style-name="P34">Each of these main loops do:</text:p>
      <text:list xml:id="list4227997678" text:style-name="L4">
        <text:list-item>
          <text:p text:style-name="P35">initialize the LTE configuration values for the eNB made of this CU/DU</text:p>
        </text:list-item>
        <text:list-item>
          <text:p text:style-name="P35">the du loads the RF board driver</text:p>
        </text:list-item>
        <text:list-item>
          <text:p text:style-name="P35">CU and DU opens the UDP socket that links them</text:p>
        </text:list-item>
        <text:list-item>
          <text:p text:style-name="P35">DU loops on</text:p>
          <text:list>
            <text:list-item>
              <text:p text:style-name="P35">UL_du_fs6()</text:p>
            </text:list-item>
            <text:list-item>
              <text:p text:style-name="P35">DL_du_fs6()</text:p>
            </text:list-item>
          </text:list>
        </text:list-item>
        <text:list-item>
          <text:p text:style-name="P35">CU loops on</text:p>
          <text:list>
            <text:list-item>
              <text:p text:style-name="P35">UL_<text:span text:style-name="T21">c</text:span>u_fs6()</text:p>
            </text:list-item>
            <text:list-item>
              <text:p text:style-name="P35">DL_<text:span text:style-name="T21">c</text:span>u_fs6()</text:p>
            </text:list-item>
          </text:list>
        </text:list-item>
      </text:list>
      <text:list xml:id="list123939275536513" text:continue-list="list123940521906442" text:style-name="Outline">
        <text:list-item>
          <text:list>
            <text:list-item>
              <text:list>
                <text:list-item>
                  <text:h text:style-name="P44" text:outline-level="3">DownLink</text:h>
                </text:list-item>
              </text:list>
            </text:list-item>
          </text:list>
        </text:list-item>
      </text:list>
      <text:p text:style-name="P16">The main procedure is phy_procedures_eNB_TX</text:p>
      <text:p text:style-name="P16">This is building the common channels (beacon, multi-UE signaling).</text:p>
      <text:p text:style-name="P16">The FS6 split breaks this function into pieces:</text:p>
      <text:list xml:id="list2152053990" text:style-name="L1">
        <text:list-item>
          <text:p text:style-name="P26">The multi-UE sig<text:span text:style-name="T14">n</text:span>als, built by common_signal_procedures<text:span text:style-name="T14">(), subframe2harq_pid(), generate_dci_top(), subframe2harq_pid()</text:span></text:p>
          <text:list>
            <text:list-item>
              <text:p text:style-name="P27">These functions will be executed in the RU, nevertheless all context has to be sent (it is also needed partially for UL spitting)</text:p>
            </text:list-item>
            <text:list-item>
              <text:p text:style-name="P27">IT should be in the RU also to meet the requirement of pushing in RU the data encoded with large redundancy (&gt;3 redundancy)</text:p>
            </text:list-item>
          </text:list>
        </text:list-item>
        <text:list-item>
          <text:p text:style-name="P27">the per UE data: pdsch_procedures() that needs further splitting:</text:p>
          <text:list>
            <text:list-item>
              <text:p text:style-name="P27">dlsch_encoding_all() that makes the encoding: turbo code and lte_rate_matching_turbo() that will be in the DU (some unlikely cases can reach redundancy <text:span text:style-name="T15">up to x</text:span>3, when MCS is <text:span text:style-name="T15">very low (negative SINR cases)).</text:span></text:p>
              <text:list>
                <text:list-item>
                  <text:p text:style-name="P27">dlsch_encoding<text:span text:style-name="T15">() output needs to be transmitted between the DU and the RU for functional split 6.</text:span></text:p>
                </text:list-item>
              </text:list>
            </text:list-item>
            <text:list-item>
              <text:p text:style-name="P27">dlsch_scrambling() that will go in the RU</text:p>
            </text:list-item>
            <text:list-item>
              <text:p text:style-name="P27">dlsch_modulation() that will go in the RU</text:p>
            </text:list-item>
          </text:list>
        </text:list-item>
      </text:list>
      <text:list xml:id="list123939201148732" text:continue-list="list123939275536513" text:style-name="Outline">
        <text:list-item>
          <text:list>
            <text:list-item>
              <text:list>
                <text:list-item>
                  <text:h text:style-name="Heading_20_3" text:outline-level="3"><text:soft-page-break/>Uplink</text:h>
                </text:list-item>
              </text:list>
            </text:list-item>
          </text:list>
        </text:list-item>
      </text:list>
      <text:p text:style-name="P20">The uplink require configuration that is part of the DL transmission.</text:p>
      <text:p text:style-name="P20">Ocp-main.c:rxtx() calls directly the entry procedure <text:s/>phy_procedures_eNB_uespec_RX() calls:</text:p>
      <text:list xml:id="list2636760221" text:style-name="L2">
        <text:list-item>
          <text:p text:style-name="P28">rx_ulsch() <text:span text:style-name="T16">that demodulate and extract soft bits per UE.</text:span></text:p>
          <text:list>
            <text:list-item>
              <text:p text:style-name="P31">This function runs in the RU</text:p>
            </text:list-item>
            <text:list-item>
              <text:p text:style-name="P31">the output data will be processes in the DU, so it needs to be transmitted to the DU</text:p>
            </text:list-item>
          </text:list>
        </text:list-item>
        <text:list-item>
          <text:p text:style-name="P28">ulsch_decoding<text:span text:style-name="T16">() that do lte_rate_matching_turbo_rx() sub_block_deinterleaving_turbo() then turbo decode</text:span></text:p>
          <text:list>
            <text:list-item>
              <text:p text:style-name="P31">it runs </text:p>
            </text:list-item>
          </text:list>
        </text:list-item>
        <text:list-item>
          <text:p text:style-name="P29">fill_ulsch_cqi_indication()</text:p>
          <text:list>
            <text:list-item>
              <text:p text:style-name="P29"><text:span text:style-name="T16">TBD: either runs in DU or</text:span> output needs to be transmitted to DU</text:p>
            </text:list-item>
          </text:list>
        </text:list-item>
        <text:list-item>
          <text:p text:style-name="P28">fill_crc_indication() , fill_rx_indication() <text:span text:style-name="T16">results </text:span>need also to be transmitted <text:span text:style-name="T16">or made in the DU</text:span></text:p>
        </text:list-item>
      </text:list>
      <text:p text:style-name="P36">In split mode, the DU:</text:p>
      <text:list xml:id="list1051399297" text:style-name="L5">
        <text:list-item>
          <text:p text:style-name="P39"><text:span text:style-name="T21">calls rx_rf()</text:span></text:p>
        </text:list-item>
        <text:list-item>
          <text:p text:style-name="P37">process the RACH symbols to detect UE entry</text:p>
        </text:list-item>
        <text:list-item>
          <text:p text:style-name="P39"><text:span text:style-name="T21">phy_procedures_eNB_uespec_RX_extract() to perform the DU part of phy_procedures_eNB_uespec() (uespec=&gt; UE specific, per UE processing).</text:span></text:p>
        </text:list-item>
      </text:list>
      <text:p text:style-name="P36">In split mode, the CU do:</text:p>
      <text:list xml:id="list746889967" text:style-name="L6">
        <text:list-item>
          <text:p text:style-name="P38">receive data from DU</text:p>
        </text:list-item>
        <text:list-item>
          <text:p text:style-name="P38">prach_eNB_process() to process UE entry (if any)</text:p>
        </text:list-item>
        <text:list-item>
          <text:p text:style-name="P38">phy_procedures_eNB_uespec_RX_process() to perform the uppper part of phy_procedures_eNB_uespec() </text:p>
        </text:list-item>
      </text:list>
      <text:list xml:id="list123939401640972" text:continue-list="list123939201148732" text:style-name="Outline">
        <text:list-item>
          <text:list>
            <text:list-item>
              <text:list>
                <text:list-item>
                  <text:h text:style-name="P45" text:outline-level="3">UDP transport layer</text:h>
                </text:list-item>
              </text:list>
            </text:list-item>
          </text:list>
        </text:list-item>
      </text:list>
      <text:p text:style-name="P21">A general UDP transport layer is in executables/transport_split.c</text:p>
      <text:p text:style-name="P21">Linux offers a UDP socket builtin timeout, that we use.</text:p>
      <text:p text:style-name="P21">In and out buffers are memory zones that contains compacted (concatenated) UDP chunks.</text:p>
      <text:p text:style-name="P21">For output, sendSubFrame() sends each UDP chunk</text:p>
      <text:p text:style-name="P21">For input, receiveSubFrame() collects all UDP chunks for a group (a subframe in OAI LTE case). It returns in the following cases:</text:p>
      <text:list xml:id="list3515490586" text:style-name="L3">
        <text:list-item>
          <text:p text:style-name="P32">all chunks are received</text:p>
        </text:list-item>
        <text:list-item>
          <text:p text:style-name="P32"><text:soft-page-break/>a timeout expired</text:p>
        </text:list-item>
        <text:list-item>
          <text:p text:style-name="P32">a chunk from the next subframe already arrived</text:p>
        </text:list-item>
      </text:list>
      <text:list xml:id="list123939982138814" text:continue-list="list123939401640972" text:style-name="Outline">
        <text:list-item>
          <text:list>
            <text:list-item>
              <text:list>
                <text:list-item>
                  <text:h text:style-name="P46" text:outline-level="3">Functional split 6 usage</text:h>
                </text:list-item>
              </text:list>
            </text:list-item>
          </text:list>
        </text:list-item>
      </text:list>
      <text:p text:style-name="P23">The ocp cleaned main hale to be used: run oc-softmodem instead of lte-softmodem.</text:p>
      <text:p text:style-name="P23">The functionality and parameters is the same, enhanced with FS6 mode.</text:p>
      <text:p text:style-name="P23"/>
      <text:p text:style-name="P23">The environment variable “fs6” enables the fs6 mode and decided to be cu or du from the fs6 variable content.</text:p>
      <text:p text:style-name="P23"/>
      <text:p text:style-name="P23">Example:</text:p>
      <text:p text:style-name="P23">fs6=cu ./ocp-softmodem -O … (regular lte-softmodem paramters)</text:p>
      <text:p text:style-name="P23">Run the CU init of the split 6 eNB.</text:p>
      <text:p text:style-name="P24"/>
      <text:p text:style-name="P24">CU and DU IP address and port are configurable in the eNB configuration file (as X2, GTP, … interfaces).</text:p>
      <text:list xml:id="list123939978541540" text:continue-numbering="true" text:style-name="Outline">
        <text:list-item>
          <text:list>
            <text:list-item>
              <text:h text:style-name="Heading_20_2" text:outline-level="2">5G and F1</text:h>
            </text:list-item>
          </text:list>
        </text:list-item>
      </text:list>
      <text:p text:style-name="P6">Today 5G achievement is limited to physical layer.</text:p>
      <text:p text:style-name="P6">The available modulation is 40MHz, that require one X310 or N300 for the gNB and a X310 or N300 for the nrUE. </text:p>
      <text:list xml:id="list123939395562726" text:continue-numbering="true" text:style-name="Outline">
        <text:list-item>
          <text:list>
            <text:list-item>
              <text:list>
                <text:list-item>
                  <text:h text:style-name="Heading_20_3" text:outline-level="3">Usage with X310</text:h>
                </text:list-item>
              </text:list>
            </text:list-item>
          </text:list>
        </text:list-item>
      </text:list>
      <text:p text:style-name="P14"><text:span text:style-name="T7">Linux configuration: <text:s/></text:span><text:a xlink:type="simple" xlink:href="https://files.ettus.com/manual/page_usrp_x3x0_config.html" text:style-name="Internet_20_link" text:visited-style-name="Visited_20_Internet_20_Link"><text:span text:style-name="T6">https://files.ettus.com/manual/page_usrp_x3x0_config.html</text:span></text:a></text:p>
      <text:p text:style-name="P7"><text:span text:style-name="T13">We included m</text:span>ost of this configuration included in OAI source code.</text:p>
      <text:p text:style-name="P13">Remain to set the NIC (network interface card) MTU to 9000 (jumbo frames).</text:p>
      <text:list xml:id="list123940278408477" text:continue-numbering="true" text:style-name="Outline">
        <text:list-item>
          <text:list>
            <text:list-item>
              <text:list>
                <text:list-item>
                  <text:h text:style-name="P47" text:outline-level="3">Running 5G</text:h>
                </text:list-item>
              </text:list>
            </text:list-item>
          </text:list>
        </text:list-item>
      </text:list>
      <text:p text:style-name="P22"><text:span text:style-name="T8">Usage </text:span><text:span text:style-name="T9">with RFsimulator</text:span><text:span text:style-name="T8">:</text:span></text:p>
      <text:p text:style-name="P11">gNB</text:p>
      <text:p text:style-name="P6">sudo RFSIMULATOR=<text:span text:style-name="T13">server</text:span> ./nr-softmodem -O ../../../targets/PROJECTS/GENERIC-LTE-EPC/CONF/gnb.band78.tm1.106PRB.usrpn300.conf --parallel-config PARALLEL_SINGLE_THREAD</text:p>
      <text:p text:style-name="P11">nrUE</text:p>
      <text:p text:style-name="P8">sudo <text:s/>RFSIMULATOR=127.0.0.1 <text:s text:c="2"/>./nr-uesoftmodem --numerology 1 -r 106 -C 3510000000 -d</text:p>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4.23mm" fo:margin-bottom="2.12mm" loext:contextual-spacing="false" fo:keep-with-next="always" style:writing-mode="lr-tb"/>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2mm" loext:contextual-spacing="false" fo:line-height="120%" style:writing-mode="page"/>
      <style:text-properties style:font-name="DejaVu Sans Light" fo:font-family="'DejaVu Sans Light'" style:font-style-name="ExtraLight" style:font-family-generic="swiss" style:font-pitch="variable" fo:font-weight="150"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4.23mm" fo:margin-bottom="2.12mm" loext:contextual-spacing="false" style:writing-mode="lr-tb"/>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list-style-name="Outline"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mm" fo:margin-right="0mm" fo:margin-top="0mm" fo:margin-bottom="0mm" loext:contextual-spacing="false" style:line-height-at-least="3.53mm" fo:text-align="start"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mm" fo:margin-right="0mm" fo:margin-top="0mm" fo:margin-bottom="0mm" loext:contextual-spacing="false" style:line-height-at-least="3.53mm" fo:text-align="start"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mm" fo:margin-right="0mm" fo:margin-top="0mm" fo:margin-bottom="0mm" loext:contextual-spacing="false" style:line-height-at-least="3.53mm" fo:text-align="center"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mm" fo:margin-right="1.99mm" fo:margin-top="1.01mm" fo:margin-bottom="1.01mm" loext:contextual-spacing="false" style:line-height-at-least="3.53mm" fo:text-align="center"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4.99mm" fo:margin-bottom="0m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4mm" fo:margin-bottom="0m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3mm" fo:margin-bottom="0m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1.99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mm" fo:margin-right="0mm" fo:margin-top="0mm" fo:margin-bottom="0mm" loext:contextual-spacing="false" style:line-height-at-least="3.53mm" fo:text-align="start" style:justify-single-word="false" fo:orphans="2" fo:widows="2" fo:text-indent="0mm"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4.99mm" fo:margin-bottom="0m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4mm" fo:margin-bottom="0m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3mm" fo:margin-bottom="0m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1.99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1" style:display-name="Master1-Layout1-title-Diapositive-de-titre~LT~Gliederung 1" style:family="paragraph" style:default-outline-level="">
      <style:paragraph-properties fo:margin-top="4.99mm" fo:margin-bottom="0m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Diapositive-de-titre_7e_LT_7e_Gliederung_20_2" style:display-name="Master1-Layout1-title-Diapositive-de-titre~LT~Gliederung 2" style:family="paragraph" style:parent-style-name="Master1-Layout1-title-Diapositive-de-titre_7e_LT_7e_Gliederung_20_1" style:default-outline-level="">
      <style:paragraph-properties fo:margin-top="4mm" fo:margin-bottom="0m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Diapositive-de-titre_7e_LT_7e_Gliederung_20_3" style:display-name="Master1-Layout1-title-Diapositive-de-titre~LT~Gliederung 3" style:family="paragraph" style:parent-style-name="Master1-Layout1-title-Diapositive-de-titre_7e_LT_7e_Gliederung_20_2" style:default-outline-level="">
      <style:paragraph-properties fo:margin-top="3mm" fo:margin-bottom="0m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Diapositive-de-titre_7e_LT_7e_Gliederung_20_4" style:display-name="Master1-Layout1-title-Diapositive-de-titre~LT~Gliederung 4" style:family="paragraph" style:parent-style-name="Master1-Layout1-title-Diapositive-de-titre_7e_LT_7e_Gliederung_20_3" style:default-outline-level="">
      <style:paragraph-properties fo:margin-top="1.99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5" style:display-name="Master1-Layout1-title-Diapositive-de-titre~LT~Gliederung 5" style:family="paragraph" style:parent-style-name="Master1-Layout1-title-Diapositive-de-titre_7e_LT_7e_Gliederung_20_4"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6" style:display-name="Master1-Layout1-title-Diapositive-de-titre~LT~Gliederung 6" style:family="paragraph" style:parent-style-name="Master1-Layout1-title-Diapositive-de-titre_7e_LT_7e_Gliederung_20_5"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7" style:display-name="Master1-Layout1-title-Diapositive-de-titre~LT~Gliederung 7" style:family="paragraph" style:parent-style-name="Master1-Layout1-title-Diapositive-de-titre_7e_LT_7e_Gliederung_20_6"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8" style:display-name="Master1-Layout1-title-Diapositive-de-titre~LT~Gliederung 8" style:family="paragraph" style:parent-style-name="Master1-Layout1-title-Diapositive-de-titre_7e_LT_7e_Gliederung_20_7"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9" style:display-name="Master1-Layout1-title-Diapositive-de-titre~LT~Gliederung 9" style:family="paragraph" style:parent-style-name="Master1-Layout1-title-Diapositive-de-titre_7e_LT_7e_Gliederung_20_8"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Titel" style:display-name="Master1-Layout1-title-Diapositive-de-titr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Diapositive-de-titre_7e_LT_7e_Untertitel" style:display-name="Master1-Layout1-title-Diapositive-de-titre~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Diapositive-de-titre_7e_LT_7e_Notizen" style:display-name="Master1-Layout1-title-Diapositive-de-titre~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Diapositive-de-titre_7e_LT_7e_Hintergrundobjekte" style:display-name="Master1-Layout1-title-Diapositive-de-titr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Diapositive-de-titre_7e_LT_7e_Hintergrund" style:display-name="Master1-Layout1-title-Diapositive-de-titr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Titre-et-contenu_7e_LT_7e_Gliederung_20_1" style:display-name="Master1-Layout2-obj-Titre-et-contenu~LT~Gliederung 1" style:family="paragraph" style:default-outline-level="">
      <style:paragraph-properties fo:margin-top="4.99mm" fo:margin-bottom="0m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Titre-et-contenu_7e_LT_7e_Gliederung_20_2" style:display-name="Master1-Layout2-obj-Titre-et-contenu~LT~Gliederung 2" style:family="paragraph" style:parent-style-name="Master1-Layout2-obj-Titre-et-contenu_7e_LT_7e_Gliederung_20_1" style:default-outline-level="">
      <style:paragraph-properties fo:margin-top="4mm" fo:margin-bottom="0m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re-et-contenu_7e_LT_7e_Gliederung_20_3" style:display-name="Master1-Layout2-obj-Titre-et-contenu~LT~Gliederung 3" style:family="paragraph" style:parent-style-name="Master1-Layout2-obj-Titre-et-contenu_7e_LT_7e_Gliederung_20_2" style:default-outline-level="">
      <style:paragraph-properties fo:margin-top="3mm" fo:margin-bottom="0m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re-et-contenu_7e_LT_7e_Gliederung_20_4" style:display-name="Master1-Layout2-obj-Titre-et-contenu~LT~Gliederung 4" style:family="paragraph" style:parent-style-name="Master1-Layout2-obj-Titre-et-contenu_7e_LT_7e_Gliederung_20_3" style:default-outline-level="">
      <style:paragraph-properties fo:margin-top="1.99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Gliederung_20_5" style:display-name="Master1-Layout2-obj-Titre-et-contenu~LT~Gliederung 5" style:family="paragraph" style:parent-style-name="Master1-Layout2-obj-Titre-et-contenu_7e_LT_7e_Gliederung_20_4"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Gliederung_20_6" style:display-name="Master1-Layout2-obj-Titre-et-contenu~LT~Gliederung 6" style:family="paragraph" style:parent-style-name="Master1-Layout2-obj-Titre-et-contenu_7e_LT_7e_Gliederung_20_5"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Gliederung_20_7" style:display-name="Master1-Layout2-obj-Titre-et-contenu~LT~Gliederung 7" style:family="paragraph" style:parent-style-name="Master1-Layout2-obj-Titre-et-contenu_7e_LT_7e_Gliederung_20_6"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Gliederung_20_8" style:display-name="Master1-Layout2-obj-Titre-et-contenu~LT~Gliederung 8" style:family="paragraph" style:parent-style-name="Master1-Layout2-obj-Titre-et-contenu_7e_LT_7e_Gliederung_20_7"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Gliederung_20_9" style:display-name="Master1-Layout2-obj-Titre-et-contenu~LT~Gliederung 9" style:family="paragraph" style:parent-style-name="Master1-Layout2-obj-Titre-et-contenu_7e_LT_7e_Gliederung_20_8"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Titel" style:display-name="Master1-Layout2-obj-Titre-et-contenu~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Titre-et-contenu_7e_LT_7e_Untertitel" style:display-name="Master1-Layout2-obj-Titre-et-contenu~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Titre-et-contenu_7e_LT_7e_Notizen" style:display-name="Master1-Layout2-obj-Titre-et-contenu~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Titre-et-contenu_7e_LT_7e_Hintergrundobjekte" style:display-name="Master1-Layout2-obj-Titre-et-conten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Titre-et-contenu_7e_LT_7e_Hintergrund" style:display-name="Master1-Layout2-obj-Titre-et-conten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blank-Vide_7e_LT_7e_Gliederung_20_1" style:display-name="Master1-Layout3-blank-Vide~LT~Gliederung 1" style:family="paragraph" style:default-outline-level="">
      <style:paragraph-properties fo:margin-top="4.99mm" fo:margin-bottom="0m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blank-Vide_7e_LT_7e_Gliederung_20_2" style:display-name="Master1-Layout3-blank-Vide~LT~Gliederung 2" style:family="paragraph" style:parent-style-name="Master1-Layout3-blank-Vide_7e_LT_7e_Gliederung_20_1" style:default-outline-level="">
      <style:paragraph-properties fo:margin-top="4mm" fo:margin-bottom="0m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blank-Vide_7e_LT_7e_Gliederung_20_3" style:display-name="Master1-Layout3-blank-Vide~LT~Gliederung 3" style:family="paragraph" style:parent-style-name="Master1-Layout3-blank-Vide_7e_LT_7e_Gliederung_20_2" style:default-outline-level="">
      <style:paragraph-properties fo:margin-top="3mm" fo:margin-bottom="0m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blank-Vide_7e_LT_7e_Gliederung_20_4" style:display-name="Master1-Layout3-blank-Vide~LT~Gliederung 4" style:family="paragraph" style:parent-style-name="Master1-Layout3-blank-Vide_7e_LT_7e_Gliederung_20_3" style:default-outline-level="">
      <style:paragraph-properties fo:margin-top="1.99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blank-Vide_7e_LT_7e_Gliederung_20_5" style:display-name="Master1-Layout3-blank-Vide~LT~Gliederung 5" style:family="paragraph" style:parent-style-name="Master1-Layout3-blank-Vide_7e_LT_7e_Gliederung_20_4"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blank-Vide_7e_LT_7e_Gliederung_20_6" style:display-name="Master1-Layout3-blank-Vide~LT~Gliederung 6" style:family="paragraph" style:parent-style-name="Master1-Layout3-blank-Vide_7e_LT_7e_Gliederung_20_5"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blank-Vide_7e_LT_7e_Gliederung_20_7" style:display-name="Master1-Layout3-blank-Vide~LT~Gliederung 7" style:family="paragraph" style:parent-style-name="Master1-Layout3-blank-Vide_7e_LT_7e_Gliederung_20_6"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blank-Vide_7e_LT_7e_Gliederung_20_8" style:display-name="Master1-Layout3-blank-Vide~LT~Gliederung 8" style:family="paragraph" style:parent-style-name="Master1-Layout3-blank-Vide_7e_LT_7e_Gliederung_20_7"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blank-Vide_7e_LT_7e_Gliederung_20_9" style:display-name="Master1-Layout3-blank-Vide~LT~Gliederung 9" style:family="paragraph" style:parent-style-name="Master1-Layout3-blank-Vide_7e_LT_7e_Gliederung_20_8" style:default-outline-level="">
      <style:paragraph-properties fo:margin-top="1.01mm" fo:margin-bottom="0m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blank-Vide_7e_LT_7e_Titel" style:display-name="Master1-Layout3-blank-V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blank-Vide_7e_LT_7e_Untertitel" style:display-name="Master1-Layout3-blank-Vide~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blank-Vide_7e_LT_7e_Notizen" style:display-name="Master1-Layout3-blank-Vide~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blank-Vide_7e_LT_7e_Hintergrundobjekte" style:display-name="Master1-Layout3-blank-V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blank-Vide_7e_LT_7e_Hintergrund" style:display-name="Master1-Layout3-blank-V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892506" style:font-name="DejaVu Sans" fo:font-size="14pt" fo:language="en" fo:country="US" officeooo:rsid="0020d4b6" officeooo:paragraph-rsid="00224afc" fo:background-color="transparent" style:font-size-asian="14pt" style:font-size-complex="14pt"/>
    </style:style>
    <style:style style:name="MP2" style:family="paragraph" style:parent-style-name="Standard">
      <style:text-properties fo:color="#892506" style:font-name="DejaVu Sans" fo:font-size="12pt" fo:language="en" fo:country="US" officeooo:rsid="0020d4b6" officeooo:paragraph-rsid="00224afc" fo:background-color="transparent" style:font-size-asian="12pt" style:font-size-complex="12pt"/>
    </style:style>
    <style:style style:name="MP3" style:family="paragraph" style:parent-style-name="Footer">
      <style:paragraph-properties fo:text-align="center" style:justify-single-word="false"/>
      <style:text-properties officeooo:rsid="00224afc" officeooo:paragraph-rsid="00224afc"/>
    </style:style>
    <style:style style:name="MP4" style:family="paragraph" style:parent-style-name="Footer">
      <style:paragraph-properties fo:text-align="center" style:justify-single-word="false"/>
      <style:text-properties fo:font-size="10.5pt" fo:language="en" fo:country="US" officeooo:rsid="00224afc" officeooo:paragraph-rsid="00256d28" style:font-size-asian="10.5pt" style:font-size-complex="10.5pt"/>
    </style:style>
    <style:style style:name="MT1" style:family="text">
      <style:text-properties fo:font-size="10.5pt" fo:language="en" fo:country="US" style:font-size-asian="10.5pt" style:font-size-complex="10.5pt"/>
    </style:style>
    <style:style style:name="MT2" style:family="text">
      <style:text-properties fo:font-size="10.5pt" fo:language="en" fo:country="US" style:text-underline-style="none" style:font-size-asian="10.5pt" style:font-size-complex="10.5pt"/>
    </style:style>
    <style:style style:name="MT3" style:family="text">
      <style:text-properties officeooo:rsid="00256d28"/>
    </style:style>
    <style:style style:name="MT4" style:family="text">
      <style:text-properties officeooo:rsid="0027fcb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0mm" fo:margin-bottom="10mm" fo:margin-left="20mm" fo:margin-right="20mm" style:shadow="none"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top="none" fo:border-bottom="0.06pt solid #000000" fo:border-left="none" fo:border-right="none" fo:padding="0.49mm" style:shadow="none" fo:background-color="transparent" style:dynamic-spacing="false" draw:fill="none" draw:fill-color="#729fcf"/>
      </style:header-style>
      <style:footer-style>
        <style:header-footer-properties fo:min-height="6mm" fo:margin-left="0mm" fo:margin-right="0mm" fo:margin-top="4.99mm" fo:border="0.06pt solid #000000" fo:padding="0.49mm" style:shadow="none"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3" text:anchor-type="paragraph" svg:x="25.82mm" svg:y="-2.28mm" svg:width="15.49mm" svg:height="15.49mm" draw:z-index="6"><draw:image xlink:href="Pictures/10000000000000C4000000C48EC68D7FE14699BA.png" xlink:type="simple" xlink:show="embed" xlink:actuate="onLoad" loext:mime-type="image/png"/></draw:frame>Open Cells <text:s text:c="4"/></text:p>
        <text:p text:style-name="MP2">Project</text:p>
        <text:p text:style-name="MP2"/>
      </style:header>
      <style:footer>
        <text:p text:style-name="MP3"><text:span text:style-name="MT1">SAS-U Open Cells project – 6 ch du bois brûlé 91120 Palaiseau - email : </text:span><text:a xlink:type="simple" xlink:href="mailto:contact@open-cells.com" text:style-name="Internet_20_link" text:visited-style-name="Visited_20_Internet_20_Link"><text:span text:style-name="MT2">contact@open-cells.com</text:span></text:a></text:p>
        <text:p text:style-name="MP4">SIRET : 819336892 00016 RCS Evry APE : 7219Z TVA intracommunautaire : <text:span text:style-name="MT3">FR36 <text:s/></text:span>819336892 <text:span text:style-name="MT4">page </text:span><text:span text:style-name="MT4"><text:page-number text:select-page="current">7</text:page-number></text:span><text:span text:style-name="MT4">/</text:span><text:span text:style-name="MT4"><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2T18:04:33.312774698</meta:creation-date>
    <dc:date>2019-07-29T12:14:15.890034682</dc:date>
    <meta:editing-duration>PT23H34M7S</meta:editing-duration>
    <meta:editing-cycles>76</meta:editing-cycles>
    <meta:generator>LibreOffice/6.0.7.3$Linux_X86_64 LibreOffice_project/00m0$Build-3</meta:generator>
    <meta:print-date>2017-05-24T15:44:58.885697417</meta:print-date>
    <meta:document-statistic meta:table-count="0" meta:image-count="1" meta:object-count="0" meta:page-count="7" meta:paragraph-count="143" meta:word-count="1465" meta:character-count="9057" meta:non-whitespace-character-count="7731"/>
  </office:meta>
</office:document-meta>
</file>